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Courier, monospace"/>
    <style:font-face style:name="Helvetica Neue" svg:font-family="'Helvetica Neue', Helvetica, Helvetica, Arial, sans-serif"/>
    <style:font-face style:name="Tahoma1" svg:font-family="Tahoma"/>
    <style:font-face style:name="新宋体" svg:font-family="新宋体" style:font-family-generic="modern" style:font-pitch="fixed"/>
    <style:font-face style:name="宋体" svg:font-family="宋体" style:font-adornments="标准" style:font-pitch="variable"/>
    <style:font-face style:name="Adobe 宋体 Std L" svg:font-family="'Adobe 宋体 Std L'" style:font-family-generic="roman" style:font-pitch="variable"/>
    <style:font-face style:name="Adobe 宋体 Std L1" svg:font-family="'Adobe 宋体 Std L'" style:font-adornments="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5.233cm"/>
    </style:style>
    <style:style style:name="表格1.B" style:family="table-column">
      <style:table-column-properties style:column-width="11.767cm"/>
    </style:style>
    <style:style style:name="表格1.A1" style:family="table-cell">
      <style:table-cell-properties style:vertical-align="middle" fo:padding="0.049cm" fo:border="none"/>
    </style:style>
    <style:style style:name="表格1.B1" style:family="table-cell">
      <style:table-cell-properties fo:padding="0.049cm" fo:border="none"/>
    </style:style>
    <style:style style:name="P1" style:family="paragraph" style:parent-style-name="Standard">
      <style:text-properties officeooo:rsid="001efee2" officeooo:paragraph-rsid="001efee2" style:language-asian="zh" style:country-asian="CN"/>
    </style:style>
    <style:style style:name="P2" style:family="paragraph" style:parent-style-name="Standard">
      <style:text-properties officeooo:rsid="00206010" officeooo:paragraph-rsid="00206010" style:language-asian="zh" style:country-asian="CN"/>
    </style:style>
    <style:style style:name="P3" style:family="paragraph" style:parent-style-name="Standard">
      <style:text-properties fo:font-size="12pt" style:font-name-asian="Adobe 宋体 Std L1" style:font-size-asian="12pt" style:language-asian="zh" style:country-asian="CN" style:font-weight-asian="250" style:font-size-complex="12pt"/>
    </style:style>
    <style:style style:name="P4" style:family="paragraph" style:parent-style-name="Standard">
      <style:text-properties fo:font-size="12pt" fo:font-style="normal" fo:font-weight="normal" officeooo:rsid="00218ad9" officeooo:paragraph-rsid="00218ad9" style:font-name-asian="宋体" style:font-size-asian="12pt" style:language-asian="zxx" style:country-asian="none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218ad9" officeooo:paragraph-rsid="00218ad9" style:font-name-asian="Adobe 宋体 Std L" style:language-asian="zh" style:country-asian="CN" style:font-style-asian="normal" style:font-weight-asian="normal" style:font-style-complex="normal" style:font-weight-complex="normal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22e097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style:font-name-asian="Helvetica Neue" style:font-size-asian="9.60000038146973pt"/>
    </style:style>
    <style:style style:name="T4" style:family="text">
      <style:text-properties fo:font-variant="normal" fo:text-transform="none" fo:color="#222222" style:font-name="Helvetica Neue" fo:font-size="9.60000038146973pt" fo:letter-spacing="normal"/>
    </style:style>
    <style:style style:name="T5" style:family="text">
      <style:text-properties fo:font-variant="normal" fo:text-transform="none" fo:color="#7f0a0c" style:font-name="Consolas" fo:font-size="9.60000038146973pt" fo:letter-spacing="normal"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输入表单结构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Table_20_Contents">&lt;form action="/Account/Login?ReturnUrl=%2FAuthor" method="post"&gt; &lt;div class="divLogin"&gt; </text:p>
          </table:table-cell>
          <table:table-cell table:style-name="表格1.B1" office:value-type="string">
            <text:p text:style-name="P6"/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6"/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h2&gt;Sign In&lt;/h2&gt;&lt;br/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p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label for="UserName"&gt;Email&lt;/label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input data-val="true" data-val-required="This&amp;#32;Field&amp;#32;is&amp;#32;required." id="UserName" name="UserName" type="text" value="" /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/p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p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label for="Password"&gt;Password&lt;/label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input data-val="true" data-val-required="This&amp;#32;Field&amp;#32;is&amp;#32;required." id="Password" name="Password" type="password" /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/p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p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input data-val="true" data-val-required="The&amp;#32;Remember&amp;#32;me&amp;#32;field&amp;#32;is&amp;#32;required." id="RememberMe" name="RememberMe" type="checkbox" value="true" /&gt;&lt;input name="RememberMe" type="hidden" value="false" /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label class="checkbox" for="RememberMe"&gt;Remember me&lt;/label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/p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p&gt; &lt;a href="<text:a xlink:type="simple" xlink:href="https://prism.osapublishing.org/Account/ForgotPassword" office:target-frame-name="_blank" xlink:show="new" text:style-name="Internet_20_link" text:visited-style-name="Visited_20_Internet_20_Link">/Account/ForgotPassword</text:a>"&gt;Forgot your password?&lt;/a&gt;&lt;/p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div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input type="submit" value="Login" name="Command" class ="bigGreyButton"/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/div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br/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/div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/form&gt; </text:p>
          </table:table-cell>
        </table:table-row>
        <table:table-row>
          <table:table-cell table:style-name="表格1.A1" office:value-type="string">
            <text:p text:style-name="Table_20_Contents">&lt;form action="/Account/VerifyAccount?ReturnUrl=%2FAuthor" method="post"&gt; &lt;div class="divCreateAccount"&gt; </text:p>
          </table:table-cell>
          <table:table-cell table:style-name="表格1.A1" office:value-type="string">
            <text:p text:style-name="Table_20_Contents"/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h2&gt;Create Account&lt;/h2&gt;&lt;br/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6"/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p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label for="UserName"&gt;Email&lt;/label&gt; </text:p>
          </table:table-cell>
        </table:table-row>
        <text:soft-page-break/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input id="txtEmail" name="txtEmail" type="text" value="" /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/p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P6"/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input type="submit" value="Create Account" name="Command" class ="bigGreyButton"/&gt;&lt;br/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span class="field-validation-error"&gt;&lt;/span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/div&gt; </text:p>
          </table:table-cell>
        </table:table-row>
        <table:table-row>
          <table:table-cell table:style-name="表格1.A1" office:value-type="string">
            <text:p text:style-name="P6"/>
          </table:table-cell>
          <table:table-cell table:style-name="表格1.A1" office:value-type="string">
            <text:p text:style-name="Table_20_Contents">&lt;/form&gt;</text:p>
          </table:table-cell>
        </table:table-row>
      </table:table>
      <text:p text:style-name="P3"/>
      <text:p text:style-name="P2">Http redirection</text:p>
      <text:p text:style-name="P4">一个链接可能会返回一个301或302的跳转，但是QNetwork没有实现<text:span text:style-name="T1">自动跳转功能。所以需要自己抓取Location字段自己实现。</text:span></text:p>
      <text:p text:style-name="P5"><text:span text:style-name="T3">我们可以绑定</text:span><text:span text:style-name="Source_20_Text"><text:span text:style-name="T5">PyQt4.QtNetwork.QHttp.responseHeaderReceived</text:span></text:span><text:span text:style-name="T3">的信号来处理头部信息</text:span><text:span text:style-name="T4">, </text:span><text:span text:style-name="T3">这个信号将给槽传递一个</text:span><text:span text:style-name="Source_20_Text"><text:span text:style-name="T5">PyQt4.QtNetwork.QHttpResponseHeader</text:span></text:span><text:span text:style-name="T2"> </text:span><text:span text:style-name="T3">的实例</text:span><text:span text:style-name="T4">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Courier, monospace"/>
    <style:font-face style:name="Helvetica Neue" svg:font-family="'Helvetica Neue', Helvetica, Helvetica, Arial, sans-serif"/>
    <style:font-face style:name="Tahoma1" svg:font-family="Tahoma"/>
    <style:font-face style:name="新宋体" svg:font-family="新宋体" style:font-family-generic="modern" style:font-pitch="fixed"/>
    <style:font-face style:name="宋体" svg:font-family="宋体" style:font-adornments="标准" style:font-pitch="variable"/>
    <style:font-face style:name="Adobe 宋体 Std L" svg:font-family="'Adobe 宋体 Std L'" style:font-family-generic="roman" style:font-pitch="variable"/>
    <style:font-face style:name="Adobe 宋体 Std L1" svg:font-family="'Adobe 宋体 Std L'" style:font-adornments="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新宋体" fo:font-family="新宋体" style:font-family-generic="modern" style:font-pitch="fixed" style:font-name-asian="新宋体" style:font-family-asian="新宋体" style:font-family-generic-asian="modern" style:font-pitch-asian="fixed" style:font-name-complex="新宋体" style:font-family-complex="新宋体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H9M54S</meta:editing-duration>
    <meta:editing-cycles>8</meta:editing-cycles>
    <meta:generator>LibreOffice/4.4.3.2$Windows_x86 LibreOffice_project/88805f81e9fe61362df02b9941de8e38a9b5fd16</meta:generator>
    <dc:date>2015-06-30T22:23:31.869000000</dc:date>
    <meta:document-statistic meta:table-count="1" meta:image-count="0" meta:object-count="0" meta:page-count="2" meta:paragraph-count="35" meta:word-count="182" meta:character-count="1519" meta:non-whitespace-character-count="1424"/>
    <meta:user-defined meta:name="Info 1"/>
    <meta:user-defined meta:name="Info 2"/>
    <meta:user-defined meta:name="Info 3"/>
    <meta:user-defined meta:name="Info 4"/>
  </office:meta>
</office:document-meta>
</file>